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filter_like.test_list_like_lef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like.test_list_like_righ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like.test_list_not_like_ex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_field_access_filter_like.test_list_like_ex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like.test_list_like_match_two_segemen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like.test_list_like_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like.test_list_like_match_two_segemen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like.test_list_like_match_two_se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